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5-11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5-10-1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5-09-1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5-08-0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5-04-1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5-01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4-10-0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4-08-0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4-07-0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4-05-1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4-04-0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4-03-0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4-01-31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4-01-0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12-0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11-1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11-0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09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08-0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07-0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06-1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05-1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04-0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03-21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03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02-0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3-01-0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12-1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11-0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10-0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09-1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08-0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07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06-1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05-2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04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04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03-0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02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2-01-0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1-12-0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1-10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1-09-1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1-08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1-07-0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1-06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1-05-1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1-03-08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1-02-1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1-01-0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0-12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1952" calcext:value-type="float">
            <text:p>6.9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5012" calcext:value-type="float">
            <text:p>7.3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6754" calcext:value-type="float">
            <text:p>7.556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5892" calcext:value-type="float">
            <text:p>6.7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028" calcext:value-type="float">
            <text:p>7.4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6724" calcext:value-type="float">
            <text:p>7.3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0668" calcext:value-type="float">
            <text:p>7.6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4288" calcext:value-type="float">
            <text:p>8.6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7324" calcext:value-type="float">
            <text:p>8.3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0996" calcext:value-type="float">
            <text:p>8.7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0696" calcext:value-type="float">
            <text:p>8.8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8612" calcext:value-type="float">
            <text:p>9.4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8144" calcext:value-type="float">
            <text:p>8.5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0376" calcext:value-type="float">
            <text:p>8.8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3194" calcext:value-type="float">
            <text:p>9.553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3868" calcext:value-type="float">
            <text:p>10.37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3684" calcext:value-type="float">
            <text:p>9.6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9156" calcext:value-type="float">
            <text:p>9.2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5208" calcext:value-type="float">
            <text:p>8.3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1228" calcext:value-type="float">
            <text:p>8.3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1812" calcext:value-type="float">
            <text:p>8.4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9452" calcext:value-type="float">
            <text:p>8.5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3292" calcext:value-type="float">
            <text:p>8.8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560891906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